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36.57mm"/>
    </style:style>
    <style:style style:name="co14" style:family="table-column">
      <style:table-column-properties fo:break-before="auto" style:column-width="31.4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16.14mm"/>
    </style:style>
    <style:style style:name="co20" style:family="table-column">
      <style:table-column-properties fo:break-before="auto" style:column-width="24.04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15.88mm"/>
    </style:style>
    <style:style style:name="co23" style:family="table-column">
      <style:table-column-properties fo:break-before="auto" style:column-width="22.4mm"/>
    </style:style>
    <style:style style:name="co24" style:family="table-column">
      <style:table-column-properties fo:break-before="auto" style:column-width="24.32mm"/>
    </style:style>
    <style:style style:name="co25" style:family="table-column">
      <style:table-column-properties fo:break-before="auto" style:column-width="25.95mm"/>
    </style:style>
    <style:style style:name="co26" style:family="table-column">
      <style:table-column-properties fo:break-before="auto" style:column-width="15.59mm"/>
    </style:style>
    <style:style style:name="co27" style:family="table-column">
      <style:table-column-properties fo:break-before="auto" style:column-width="19.42mm"/>
    </style:style>
    <style:style style:name="co28" style:family="table-column">
      <style:table-column-properties fo:break-before="auto" style:column-width="18.59mm"/>
    </style:style>
    <style:style style:name="co29" style:family="table-column">
      <style:table-column-properties fo:break-before="auto" style:column-width="37.39mm"/>
    </style:style>
    <style:style style:name="co30" style:family="table-column">
      <style:table-column-properties fo:break-before="auto" style:column-width="38.47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v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ocal Numb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Field 1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Units 1</text:p>
          </table:table-cell>
          <table:table-cell office:value-type="string" calcext:value-type="string">
            <text:p>Field 2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Units 2</text:p>
          </table:table-cell>
          <table:table-cell office:value-type="string" calcext:value-type="string">
            <text:p>Field 3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Units 3</text:p>
          </table:table-cell>
          <table:table-cell office:value-type="string" calcext:value-type="string">
            <text:p>Field 4</text:p>
          </table:table-cell>
          <table:table-cell office:value-type="string" calcext:value-type="string">
            <text:p>Value 4</text:p>
          </table:table-cell>
          <table:table-cell office:value-type="string" calcext:value-type="string">
            <text:p>Units 4</text:p>
          </table:table-cell>
          <table:table-cell office:value-type="string" calcext:value-type="string">
            <text:p>Field 5</text:p>
          </table:table-cell>
          <table:table-cell office:value-type="string" calcext:value-type="string">
            <text:p>Value 5</text:p>
          </table:table-cell>
          <table:table-cell office:value-type="string" calcext:value-type="string">
            <text:p>Units 5</text:p>
          </table:table-cell>
          <table:table-cell office:value-type="string" calcext:value-type="string">
            <text:p>Field 6</text:p>
          </table:table-cell>
          <table:table-cell office:value-type="string" calcext:value-type="string">
            <text:p>Value 6</text:p>
          </table:table-cell>
          <table:table-cell office:value-type="string" calcext:value-type="string">
            <text:p>Units 6</text:p>
          </table:table-cell>
          <table:table-cell office:value-type="string" calcext:value-type="string">
            <text:p>Field 7</text:p>
          </table:table-cell>
          <table:table-cell office:value-type="string" calcext:value-type="string">
            <text:p>Value 7</text:p>
          </table:table-cell>
          <table:table-cell office:value-type="string" calcext:value-type="string">
            <text:p>Units 7</text:p>
          </table:table-cell>
          <table:table-cell office:value-type="string" calcext:value-type="string">
            <text:p>Field 8</text:p>
          </table:table-cell>
          <table:table-cell office:value-type="string" calcext:value-type="string">
            <text:p>Value 8</text:p>
          </table:table-cell>
          <table:table-cell office:value-type="string" calcext:value-type="string">
            <text:p>Units 8</text:p>
          </table:table-cell>
          <table:table-cell office:value-type="string" calcext:value-type="string">
            <text:p>Field 9</text:p>
          </table:table-cell>
          <table:table-cell office:value-type="string" calcext:value-type="string">
            <text:p>Value 9</text:p>
          </table:table-cell>
          <table:table-cell office:value-type="string" calcext:value-type="string">
            <text:p>Units 9</text:p>
          </table:table-cell>
          <table:table-cell office:value-type="string" calcext:value-type="string">
            <text:p>Field 10</text:p>
          </table:table-cell>
          <table:table-cell office:value-type="string" calcext:value-type="string">
            <text:p>Value 10</text:p>
          </table:table-cell>
          <table:table-cell office:value-type="string" calcext:value-type="string">
            <text:p>Units 10</text:p>
          </table:table-cell>
          <table:table-cell office:value-type="string" calcext:value-type="string">
            <text:p>Field 11</text:p>
          </table:table-cell>
          <table:table-cell office:value-type="string" calcext:value-type="string">
            <text:p>Value 11</text:p>
          </table:table-cell>
          <table:table-cell office:value-type="string" calcext:value-type="string">
            <text:p>Units 11</text:p>
          </table:table-cell>
          <table:table-cell office:value-type="string" calcext:value-type="string">
            <text:p>Field 12</text:p>
          </table:table-cell>
          <table:table-cell office:value-type="string" calcext:value-type="string">
            <text:p>Value 12</text:p>
          </table:table-cell>
          <table:table-cell office:value-type="string" calcext:value-type="string">
            <text:p>Units 12</text:p>
          </table:table-cell>
          <table:table-cell office:value-type="string" calcext:value-type="string">
            <text:p>Field 13</text:p>
          </table:table-cell>
          <table:table-cell office:value-type="string" calcext:value-type="string">
            <text:p>Value 13</text:p>
          </table:table-cell>
          <table:table-cell office:value-type="string" calcext:value-type="string">
            <text:p>Units 13</text:p>
          </table:table-cell>
          <table:table-cell office:value-type="string" calcext:value-type="string">
            <text:p>Field 14</text:p>
          </table:table-cell>
          <table:table-cell office:value-type="string" calcext:value-type="string">
            <text:p>Value 14</text:p>
          </table:table-cell>
          <table:table-cell office:value-type="string" calcext:value-type="string">
            <text:p>Units 14</text:p>
          </table:table-cell>
          <table:table-cell office:value-type="string" calcext:value-type="string">
            <text:p>Field 15</text:p>
          </table:table-cell>
          <table:table-cell office:value-type="string" calcext:value-type="string">
            <text:p>Value 15</text:p>
          </table:table-cell>
          <table:table-cell office:value-type="string" calcext:value-type="string">
            <text:p>Units 15</text:p>
          </table:table-cell>
          <table:table-cell office:value-type="string" calcext:value-type="string">
            <text:p>Field 16</text:p>
          </table:table-cell>
          <table:table-cell office:value-type="string" calcext:value-type="string">
            <text:p>Value 16</text:p>
          </table:table-cell>
          <table:table-cell office:value-type="string" calcext:value-type="string">
            <text:p>Units 16</text:p>
          </table:table-cell>
          <table:table-cell office:value-type="string" calcext:value-type="string">
            <text:p>Field 17</text:p>
          </table:table-cell>
          <table:table-cell office:value-type="string" calcext:value-type="string">
            <text:p>Value 17</text:p>
          </table:table-cell>
          <table:table-cell office:value-type="string" calcext:value-type="string">
            <text:p>Units 17</text:p>
          </table:table-cell>
          <table:table-cell office:value-type="string" calcext:value-type="string">
            <text:p>Field 18</text:p>
          </table:table-cell>
          <table:table-cell office:value-type="string" calcext:value-type="string">
            <text:p>Value 18</text:p>
          </table:table-cell>
          <table:table-cell office:value-type="string" calcext:value-type="string">
            <text:p>Units 18</text:p>
          </table:table-cell>
          <table:table-cell office:value-type="string" calcext:value-type="string">
            <text:p>Field 19</text:p>
          </table:table-cell>
          <table:table-cell office:value-type="string" calcext:value-type="string">
            <text:p>Value 19</text:p>
          </table:table-cell>
          <table:table-cell office:value-type="string" calcext:value-type="string">
            <text:p>Units 19</text:p>
          </table:table-cell>
          <table:table-cell office:value-type="string" calcext:value-type="string">
            <text:p>Field 20</text:p>
          </table:table-cell>
          <table:table-cell office:value-type="string" calcext:value-type="string">
            <text:p>Value 20</text:p>
          </table:table-cell>
          <table:table-cell office:value-type="string" calcext:value-type="string">
            <text:p>Units 20</text:p>
          </table:table-cell>
          <table:table-cell office:value-type="string" calcext:value-type="string">
            <text:p>Field 21</text:p>
          </table:table-cell>
          <table:table-cell office:value-type="string" calcext:value-type="string">
            <text:p>Value 21</text:p>
          </table:table-cell>
          <table:table-cell office:value-type="string" calcext:value-type="string">
            <text:p>Units 21</text:p>
          </table:table-cell>
          <table:table-cell office:value-type="string" calcext:value-type="string">
            <text:p>Field 22</text:p>
          </table:table-cell>
          <table:table-cell office:value-type="string" calcext:value-type="string">
            <text:p>Value 22</text:p>
          </table:table-cell>
          <table:table-cell office:value-type="string" calcext:value-type="string">
            <text:p>Units 22</text:p>
          </table:table-cell>
          <table:table-cell office:value-type="string" calcext:value-type="string">
            <text:p>Field 23</text:p>
          </table:table-cell>
          <table:table-cell office:value-type="string" calcext:value-type="string">
            <text:p>Value 23</text:p>
          </table:table-cell>
          <table:table-cell office:value-type="string" calcext:value-type="string">
            <text:p>Units 23</text:p>
          </table:table-cell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_id</text:p>
          </table:table-cell>
          <table:table-cell office:value-type="string" calcext:value-type="string">
            <text:p>serial_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_creat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nufactur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du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_id</text:p>
          </table:table-cell>
          <table:table-cell office:value-type="string" calcext:value-type="string">
            <text:p>serial_number</text:p>
          </table:table-cell>
          <table:table-cell office:value-type="float" office:value="2147483647" calcext:value-type="float">
            <text:p>2147483647</text:p>
          </table:table-cell>
          <table:table-cell/>
          <table:table-cell office:value-type="string" calcext:value-type="string">
            <text:p>time_created</text:p>
          </table:table-cell>
          <table:table-cell office:value-type="float" office:value="702940946" calcext:value-type="float">
            <text:p>702940946</text:p>
          </table:table-cell>
          <table:table-cell/>
          <table:table-cell office:value-type="string" calcext:value-type="string">
            <text:p>manufactur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armin_produ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_creator</text:p>
          </table:table-cell>
          <table:table-cell office:value-type="string" calcext:value-type="string">
            <text:p>software_ver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dware_version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_creator</text:p>
          </table:table-cell>
          <table:table-cell office:value-type="string" calcext:value-type="string">
            <text:p>software_version</text:p>
          </table:table-cell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e_creator</text:p>
          </table:table-cell>
          <table:table-cell office:value-type="string" calcext:value-type="string">
            <text:p>software_version</text:p>
          </table:table-cell>
          <table:table-cell office:value-type="float" office:value="240" calcext:value-type="float">
            <text:p>24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float" office:value="702940946" calcext:value-type="float">
            <text:p>7029409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mer_trigger</text:p>
          </table:table-cell>
          <table:table-cell office:value-type="float" office:value="15075090" calcext:value-type="float">
            <text:p>15075090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tion_la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tion_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itu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46" calcext:value-type="float">
            <text:p>7029409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30" calcext:value-type="float">
            <text:p>49528043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681" calcext:value-type="float">
            <text:p>-872696681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47" calcext:value-type="float">
            <text:p>7029409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30" calcext:value-type="float">
            <text:p>49528043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680" calcext:value-type="float">
            <text:p>-87269668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48" calcext:value-type="float">
            <text:p>7029409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30" calcext:value-type="float">
            <text:p>49528043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680" calcext:value-type="float">
            <text:p>-87269668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49" calcext:value-type="float">
            <text:p>7029409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41" calcext:value-type="float">
            <text:p>495280441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702" calcext:value-type="float">
            <text:p>-872696702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0" calcext:value-type="float">
            <text:p>7029409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48" calcext:value-type="float">
            <text:p>49528044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711" calcext:value-type="float">
            <text:p>-872696711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1" calcext:value-type="float">
            <text:p>70294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54" calcext:value-type="float">
            <text:p>495280454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718" calcext:value-type="float">
            <text:p>-87269671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2" calcext:value-type="float">
            <text:p>7029409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58" calcext:value-type="float">
            <text:p>49528045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724" calcext:value-type="float">
            <text:p>-872696724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3" calcext:value-type="float">
            <text:p>7029409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503" calcext:value-type="float">
            <text:p>495280503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812" calcext:value-type="float">
            <text:p>-872696812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4" calcext:value-type="float">
            <text:p>7029409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525" calcext:value-type="float">
            <text:p>495280525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6908" calcext:value-type="float">
            <text:p>-87269690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5" calcext:value-type="float">
            <text:p>7029409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558" calcext:value-type="float">
            <text:p>49528055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7028" calcext:value-type="float">
            <text:p>-87269702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6" calcext:value-type="float">
            <text:p>7029409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588" calcext:value-type="float">
            <text:p>495280588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7129" calcext:value-type="float">
            <text:p>-872697129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7" calcext:value-type="float">
            <text:p>70294095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554" calcext:value-type="float">
            <text:p>495280554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7223" calcext:value-type="float">
            <text:p>-872697223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8" calcext:value-type="float">
            <text:p>70294095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79" calcext:value-type="float">
            <text:p>495280479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7203" calcext:value-type="float">
            <text:p>-872697203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02940959" calcext:value-type="float">
            <text:p>7029409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sition_lat</text:p>
          </table:table-cell>
          <table:table-cell office:value-type="float" office:value="495280402" calcext:value-type="float">
            <text:p>495280402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position_long</text:p>
          </table:table-cell>
          <table:table-cell office:value-type="float" office:value="-872697257" calcext:value-type="float">
            <text:p>-872697257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altitude</text:p>
          </table:table-cell>
          <table:table-cell office:value-type="string" calcext:value-type="string">
            <text:p>278.20000000000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nced_spee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/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float" office:value="702940959" calcext:value-type="float">
            <text:p>7029409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mer_trigger</text:p>
          </table:table-cell>
          <table:table-cell office:value-type="float" office:value="15075103" calcext:value-type="float">
            <text:p>15075103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position_la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position_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_position_la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d_position_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timer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dist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calo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fat_calo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sp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_sp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asc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desc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p_tri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timestamp</text:p>
          </table:table-cell>
          <table:table-cell office:value-type="float" office:value="702941091" calcext:value-type="float">
            <text:p>7029410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02940946" calcext:value-type="float">
            <text:p>702940946</text:p>
          </table:table-cell>
          <table:table-cell/>
          <table:table-cell office:value-type="string" calcext:value-type="string">
            <text:p>start_position_lat</text:p>
          </table:table-cell>
          <table:table-cell office:value-type="float" office:value="495280430" calcext:value-type="float">
            <text:p>49528043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start_position_long</text:p>
          </table:table-cell>
          <table:table-cell office:value-type="float" office:value="-872696681" calcext:value-type="float">
            <text:p>-872696681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end_position_lat</text:p>
          </table:table-cell>
          <table:table-cell office:value-type="float" office:value="495280402" calcext:value-type="float">
            <text:p>495280402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end_position_long</text:p>
          </table:table-cell>
          <table:table-cell office:value-type="float" office:value="-872697257" calcext:value-type="float">
            <text:p>-872697257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total_elapsed_time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total_a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d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p_trigg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hanced_avg_speed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max_spee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imestamp</text:p>
          </table:table-cell>
          <table:table-cell office:value-type="float" office:value="702941091" calcext:value-type="float">
            <text:p>7029410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position_la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position_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timer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dist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calo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fat_calo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sp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_sp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asc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desc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st_lap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igg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02941091" calcext:value-type="float">
            <text:p>7029410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02940946" calcext:value-type="float">
            <text:p>702940946</text:p>
          </table:table-cell>
          <table:table-cell/>
          <table:table-cell office:value-type="string" calcext:value-type="string">
            <text:p>start_position_lat</text:p>
          </table:table-cell>
          <table:table-cell office:value-type="float" office:value="495280430" calcext:value-type="float">
            <text:p>495280430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start_position_long</text:p>
          </table:table-cell>
          <table:table-cell office:value-type="float" office:value="-872696681" calcext:value-type="float">
            <text:p>-872696681</text:p>
          </table:table-cell>
          <table:table-cell office:value-type="string" calcext:value-type="string">
            <text:p>semicircles</text:p>
          </table:table-cell>
          <table:table-cell office:value-type="string" calcext:value-type="string">
            <text:p>total_elapsed_time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total_a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d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hanced_avg_speed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nhanced_max_spee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_timer_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cal_timesta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sess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stamp</text:p>
          </table:table-cell>
          <table:table-cell office:value-type="float" office:value="702941091" calcext:value-type="float">
            <text:p>702941091</text:p>
          </table:table-cell>
          <table:table-cell/>
          <table:table-cell office:value-type="string" calcext:value-type="string">
            <text:p>total_timer_time</text:p>
          </table:table-cell>
          <table:table-cell office:value-type="float" office:value="13749" calcext:value-type="float">
            <text:p>137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cal_timestamp</text:p>
          </table:table-cell>
          <table:table-cell office:value-type="float" office:value="702926691" calcext:value-type="float">
            <text:p>702926691</text:p>
          </table:table-cell>
          <table:table-cell/>
          <table:table-cell office:value-type="string" calcext:value-type="string">
            <text:p>num_sess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8" meta:object-count="0"/>
    <meta:generator>LibreOffice/6.0.7.3$Linux_X86_64 LibreOffice_project/00m0$Build-3</meta:generator>
  </office:meta>
</office:document-meta>
</file>